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1600000AF2000013AA26EA54CB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RomanSlant10" svg:font-family="LMRomanSlant10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508cm"/>
    </style:style>
    <style:style style:name="P1" style:family="paragraph">
      <style:paragraph-properties fo:text-align="center"/>
    </style:style>
    <style:style style:name="P2" style:family="paragraph">
      <style:text-properties style:font-name="LMRomanSlant10" fo:font-size="10pt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style:font-name="LMRomanSlant1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331cm" svg:height="4.19cm" svg:x="0.808cm" svg:y="0.481cm">
          <draw:image xlink:href="Pictures/2000001600000AF2000013AA26EA54CB.wmf" xlink:type="simple" xlink:show="embed" xlink:actuate="onLoad">
            <text:p/>
          </draw:image>
        </draw:frame>
        <draw:custom-shape draw:style-name="gr2" draw:text-style-name="P1" draw:layer="layout" svg:width="3.313cm" svg:height="1.27cm" svg:x="3.391cm" svg:y="0.808cm">
          <text:p text:style-name="P1"><text:span text:style-name="T1">Máquin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51cm" svg:height="1.27cm" svg:x="3.791cm" svg:y="3.194cm">
          <text:p text:style-name="P1">Robo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89cm" svg:height="0.508cm" svg:x="4.661cm" svg:y="2.07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5.08cm" svg:y1="2.586cm" svg:x2="5.08cm" svg:y2="3.175cm">
          <text:p/>
        </draw:line>
        <draw:frame draw:style-name="gr5" draw:text-style-name="P2" draw:layer="layout" svg:width="1.697cm" svg:height="0.758cm" svg:x="5.447cm" svg:y="2.224cm">
          <draw:text-box>
            <text:p><text:span text:style-name="T2">es-un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RomanSlant10" svg:font-family="LMRomanSlant10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7.62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iel Ortiz</meta:initial-creator>
    <meta:creation-date>2012-10-03T14:45:52</meta:creation-date>
    <dc:date>2015-10-20T14:31:04.117600663</dc:date>
    <dc:creator>Ariel Ortiz</dc:creator>
    <meta:editing-duration>PT29M8S</meta:editing-duration>
    <meta:editing-cycles>6</meta:editing-cycles>
    <meta:generator>LibreOffice/4.2.8.2$Linux_X86_64 LibreOffice_project/420m0$Build-2</meta:generator>
    <meta:document-statistic meta:object-count="6"/>
  </office:meta>
</office:document-meta>
</file>